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2CBDCB172D7F51CB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aa61a" draw:opacity="66%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fill-color="#fff200" draw:opacity="66%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aa61a" draw:opacity="66%"/>
      <style:paragraph-properties fo:text-align="center"/>
    </style:style>
    <style:style style:name="P3" style:family="paragraph">
      <loext:graphic-properties draw:fill-color="#fff200" draw:opacity="66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62cm" svg:height="9.51cm" draw:transform="skewX (-0.000349065850398866) rotate (0.00383972435438752) translate (1.899cm 4.797cm)">
          <draw:image xlink:href="Pictures/10000000000003200000012CBDCB172D7F51CB1E.png" xlink:type="simple" xlink:show="embed" xlink:actuate="onLoad">
            <text:p/>
          </draw:image>
        </draw:frame>
        <draw:custom-shape draw:style-name="gr2" draw:text-style-name="P2" draw:layer="layout" svg:width="1cm" svg:height="1cm" svg:x="20.2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2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0.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.9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9.9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3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8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01cm" svg:height="0.962cm" svg:x="21.499cm" svg:y="2.2cm">
          <draw:text-box>
            <text:p>geänderte Begriffe</text:p>
          </draw:text-box>
        </draw:frame>
        <draw:frame draw:style-name="gr4" draw:text-style-name="P4" draw:layer="layout" svg:width="5.176cm" svg:height="0.962cm" svg:x="21.499cm" svg:y="3.8cm">
          <draw:text-box>
            <text:p>kritische Begriff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1T22:28:07.996904860</dc:date>
    <meta:editing-duration>PT1H49M41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